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403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border-bottom="0.74pt solid #0000d4" fo:background-color="#ccffcc" fo:border-left="0.06pt solid #0000d4" fo:border-right="0.06pt solid #0000d4" fo:border-top="0.06pt solid #0000d4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d4" fo:background-color="#ffff99" style:text-align-source="fix" style:repeat-content="false" fo:border-left="0.06pt solid #0000d4" fo:border-right="0.06pt solid #0000d4" fo:border-top="0.06pt solid #0000d4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d4" fo:background-color="#ffffff" fo:border-left="0.06pt solid #0000d4" fo:border-right="0.06pt solid #0000d4" fo:border-top="0.06pt solid #0000d4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7" table:default-cell-style-name="Default"/>
        <table:table-row table:style-name="ro2">
          <table:table-cell/>
          <table:table-cell table:style-name="ce2" office:value-type="float" office:value="32">
            <text:p>32</text:p>
          </table:table-cell>
          <table:table-cell/>
          <table:table-cell table:style-name="ce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128 full</text:p>
          </table:table-cell>
          <table:table-cell table:number-columns-repeated="1015"/>
        </table:table-row>
        <table:table-row table:style-name="ro3">
          <table:table-cell office:value-type="string">
            <text:p>rho air</text:p>
          </table:table-cell>
          <table:table-cell table:style-name="ce3" office:value-type="float" office:value="0.1">
            <text:p>1,0E-1</text:p>
          </table:table-cell>
          <table:table-cell/>
          <table:table-cell table:number-columns-repeated="2" table:style-name="ce3" office:value-type="float" office:value="0.1">
            <text:p>1,0E-1</text:p>
          </table:table-cell>
          <table:table-cell table:number-columns-repeated="1016"/>
        </table:table-row>
        <table:table-row table:style-name="ro3">
          <table:table-cell office:value-type="string">
            <text:p>rho water</text:p>
          </table:table-cell>
          <table:table-cell table:style-name="ce3" office:value-type="float" office:value="1">
            <text:p>1,0E+0</text:p>
          </table:table-cell>
          <table:table-cell/>
          <table:table-cell table:number-columns-repeated="2" table:style-name="ce3" office:value-type="float" office:value="1">
            <text:p>1,0E+0</text:p>
          </table:table-cell>
          <table:table-cell table:number-columns-repeated="1016"/>
        </table:table-row>
        <table:table-row table:style-name="ro3">
          <table:table-cell office:value-type="string">
            <text:p>mu air</text:p>
          </table:table-cell>
          <table:table-cell table:style-name="ce3" office:value-type="float" office:value="0.0001">
            <text:p>1,0E-4</text:p>
          </table:table-cell>
          <table:table-cell/>
          <table:table-cell table:number-columns-repeated="2" table:style-name="ce3" office:value-type="float" office:value="0.00002">
            <text:p>2,0E-5</text:p>
          </table:table-cell>
          <table:table-cell table:number-columns-repeated="1016"/>
        </table:table-row>
        <table:table-row table:style-name="ro3">
          <table:table-cell office:value-type="string">
            <text:p>mu water</text:p>
          </table:table-cell>
          <table:table-cell table:style-name="ce3" office:value-type="float" office:value="0.01">
            <text:p>1,0E-2</text:p>
          </table:table-cell>
          <table:table-cell/>
          <table:table-cell table:number-columns-repeated="2" table:style-name="ce3" office:value-type="float" office:value="0.001">
            <text:p>1,0E-3</text:p>
          </table:table-cell>
          <table:table-cell table:number-columns-repeated="1016"/>
        </table:table-row>
        <table:table-row table:style-name="ro3">
          <table:table-cell office:value-type="string">
            <text:p>surface tension</text:p>
          </table:table-cell>
          <table:table-cell table:style-name="ce3" office:value-type="float" office:value="0.0033">
            <text:p>3,3E-3</text:p>
          </table:table-cell>
          <table:table-cell/>
          <table:table-cell table:style-name="ce3" office:value-type="float" office:value="0.002">
            <text:p>2,0E-3</text:p>
          </table:table-cell>
          <table:table-cell table:style-name="ce3" office:value-type="float" office:value="0.001">
            <text:p>1,0E-3</text:p>
          </table:table-cell>
          <table:table-cell table:number-columns-repeated="1016"/>
        </table:table-row>
        <table:table-row table:style-name="ro3">
          <table:table-cell office:value-type="string">
            <text:p>diameter</text:p>
          </table:table-cell>
          <table:table-cell table:style-name="ce3" table:formula="of:=2*[.B28]" office:value-type="float" office:value="0.5">
            <text:p>5,0E-1</text:p>
          </table:table-cell>
          <table:table-cell/>
          <table:table-cell table:style-name="ce3" table:formula="of:=2*[.D28]" office:value-type="float" office:value="0.3">
            <text:p>3,0E-1</text:p>
          </table:table-cell>
          <table:table-cell table:style-name="ce3" table:formula="of:=2*[.E28]" office:value-type="float" office:value="0.2">
            <text:p>2,0E-1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Laplace number</text:p>
          </table:table-cell>
          <table:table-cell table:style-name="ce3" table:formula="of:=[.B6]*[.B3]*[.B7]/([.B5]*[.B5])" office:value-type="float" office:value="16.5">
            <text:p>1,7E+1</text:p>
          </table:table-cell>
          <table:table-cell table:style-name="ce1"/>
          <table:table-cell table:style-name="ce3" table:formula="of:=[.D6]*[.D3]*[.D7]/([.D5]*[.D5])" office:value-type="float" office:value="600">
            <text:p>6,0E+2</text:p>
          </table:table-cell>
          <table:table-cell table:style-name="ce3" table:formula="of:=[.E6]*[.E3]*[.E7]/([.E5]*[.E5])" office:value-type="float" office:value="200">
            <text:p>2,0E+2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Oh number</text:p>
          </table:table-cell>
          <table:table-cell table:style-name="ce3" table:formula="of:=1/SQRT([.B8])" office:value-type="float" office:value="0.246182981958665">
            <text:p>2,5E-1</text:p>
          </table:table-cell>
          <table:table-cell/>
          <table:table-cell table:style-name="ce3" table:formula="of:=1/SQRT([.D8])" office:value-type="float" office:value="0.0408248290463863">
            <text:p>4,1E-2</text:p>
          </table:table-cell>
          <table:table-cell table:style-name="ce3" table:formula="of:=1/SQRT([.E8])" office:value-type="float" office:value="0.0707106781186547">
            <text:p>7,1E-2</text:p>
          </table:table-cell>
          <table:table-cell table:number-columns-repeated="1016"/>
        </table:table-row>
        <table:table-row table:style-name="ro3">
          <table:table-cell office:value-type="string">
            <text:p>Ca water</text:p>
          </table:table-cell>
          <table:table-cell table:style-name="ce3" table:formula="of:=[.B5]*[.B13]/[.B6]" office:value-type="float" office:value="3.03030303030303">
            <text:p>3,0E+0</text:p>
          </table:table-cell>
          <table:table-cell/>
          <table:table-cell table:style-name="ce3" table:formula="of:=[.D5]*[.D13]/[.D6]" office:value-type="float" office:value="0.5">
            <text:p>5,0E-1</text:p>
          </table:table-cell>
          <table:table-cell table:style-name="ce3" table:formula="of:=[.E5]*[.E13]/[.E6]" office:value-type="float" office:value="1">
            <text:p>1,0E+0</text:p>
          </table:table-cell>
          <table:table-cell table:number-columns-repeated="1016"/>
        </table:table-row>
        <table:table-row table:style-name="ro4">
          <table:table-cell office:value-type="string">
            <text:p>dt <text:s/>(<text:span text:style-name="T1">time step)</text:span></text:p>
          </table:table-cell>
          <table:table-cell table:style-name="ce3" office:value-type="float" office:value="0.01">
            <text:p>1,0E-2</text:p>
          </table:table-cell>
          <table:table-cell/>
          <table:table-cell table:style-name="ce3" office:value-type="float" office:value="0.005">
            <text:p>5,0E-3</text:p>
          </table:table-cell>
          <table:table-cell table:style-name="ce3" office:value-type="float" office:value="0.001">
            <text:p>1,0E-3</text:p>
          </table:table-cell>
          <table:table-cell table:number-columns-repeated="2"/>
          <table:table-cell table:style-name="ce4" office:value-type="string">
            <text:p><text:s/></text:p>
          </table:table-cell>
          <table:table-cell table:style-name="ce6" office:value-type="string">
            <text:p>a remplir</text:p>
          </table:table-cell>
          <table:table-cell table:number-columns-repeated="1012"/>
        </table:table-row>
        <table:table-row table:style-name="ro3">
          <table:table-cell office:value-type="string">
            <text:p>period</text:p>
          </table:table-cell>
          <table:table-cell table:style-name="ce3" table:formula="of:=[.B14]" office:value-type="float" office:value="1">
            <text:p>1,0E+0</text:p>
          </table:table-cell>
          <table:table-cell/>
          <table:table-cell table:style-name="ce3" table:formula="of:=[.D14]" office:value-type="float" office:value="1">
            <text:p>1,0E+0</text:p>
          </table:table-cell>
          <table:table-cell table:style-name="ce3" table:formula="of:=[.E14]" office:value-type="float" office:value="1">
            <text:p>1,0E+0</text:p>
          </table:table-cell>
          <table:table-cell table:number-columns-repeated="2"/>
          <table:table-cell table:style-name="ce5"/>
          <table:table-cell table:style-name="ce6" office:value-type="string">
            <text:p>Automatically computed or constant value cells</text:p>
          </table:table-cell>
          <table:table-cell table:number-columns-repeated="1012"/>
        </table:table-row>
        <table:table-row table:style-name="ro3">
          <table:table-cell office:value-type="string">
            <text:p>U</text:p>
          </table:table-cell>
          <table:table-cell table:style-name="ce3" office:value-type="float" office:value="1">
            <text:p>1,0E+0</text:p>
          </table:table-cell>
          <table:table-cell/>
          <table:table-cell table:number-columns-repeated="2" table:style-name="ce3" office:value-type="float" office:value="1">
            <text:p>1,0E+0</text:p>
          </table:table-cell>
          <table:table-cell table:number-columns-repeated="1016"/>
        </table:table-row>
        <table:table-row table:style-name="ro3">
          <table:table-cell office:value-type="string">
            <text:p>char time</text:p>
          </table:table-cell>
          <table:table-cell table:style-name="ce3" table:formula="of:=[.B16]/[.B13]" office:value-type="float" office:value="1">
            <text:p>1,0E+0</text:p>
          </table:table-cell>
          <table:table-cell/>
          <table:table-cell table:style-name="ce3" table:formula="of:=[.D16]/[.D13]" office:value-type="float" office:value="1">
            <text:p>1,0E+0</text:p>
          </table:table-cell>
          <table:table-cell table:style-name="ce3" table:formula="of:=[.E16]/[.E13]" office:value-type="float" office:value="1">
            <text:p>1,0E+0</text:p>
          </table:table-cell>
          <table:table-cell table:number-columns-repeated="1016"/>
        </table:table-row>
        <table:table-row table:style-name="ro3">
          <table:table-cell office:value-type="string">
            <text:p>end time</text:p>
          </table:table-cell>
          <table:table-cell table:style-name="ce3" office:value-type="float" office:value="1">
            <text:p>1,0E+0</text:p>
          </table:table-cell>
          <table:table-cell/>
          <table:table-cell table:number-columns-repeated="2" table:style-name="ce3" office:value-type="float" office:value="4">
            <text:p>4,0E+0</text:p>
          </table:table-cell>
          <table:table-cell table:number-columns-repeated="1016"/>
        </table:table-row>
        <table:table-row table:style-name="ro3">
          <table:table-cell office:value-type="string">
            <text:p>Xlength</text:p>
          </table:table-cell>
          <table:table-cell table:style-name="ce4"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Nx</text:p>
          </table:table-cell>
          <table:table-cell table:style-name="ce3" table:formula="of:=[.B1]" office:value-type="float" office:value="32">
            <text:p>3,2E+1</text:p>
          </table:table-cell>
          <table:table-cell/>
          <table:table-cell table:style-name="ce3" table:formula="of:=[.D1]" office:value-type="float" office:value="64">
            <text:p>6,4E+1</text:p>
          </table:table-cell>
          <table:table-cell table:style-name="ce3" table:formula="of:=[.E1]" office:value-type="float" office:value="128">
            <text:p>1,3E+2</text:p>
          </table:table-cell>
          <table:table-cell table:number-columns-repeated="1016"/>
        </table:table-row>
        <table:table-row table:style-name="ro3">
          <table:table-cell office:value-type="string">
            <text:p>dx</text:p>
          </table:table-cell>
          <table:table-cell table:style-name="ce3" table:formula="of:=[.B16]/[.B17]" office:value-type="float" office:value="0.03125">
            <text:p>3,1E-2</text:p>
          </table:table-cell>
          <table:table-cell/>
          <table:table-cell table:style-name="ce3" table:formula="of:=[.D16]/[.D17]" office:value-type="float" office:value="0.015625">
            <text:p>1,6E-2</text:p>
          </table:table-cell>
          <table:table-cell table:style-name="ce3" table:formula="of:=[.E16]/[.E17]" office:value-type="float" office:value="0.0078125">
            <text:p>7,8E-3</text:p>
          </table:table-cell>
          <table:table-cell table:number-columns-repeated="1016"/>
        </table:table-row>
        <table:table-row table:style-name="ro3">
          <table:table-cell office:value-type="string">
            <text:p>Neumann w</text:p>
          </table:table-cell>
          <table:table-cell table:style-name="ce3" table:formula="of:=[.B18]*[.B18]*[.B3]/([.B5]*[.B11])" office:value-type="float" office:value="9.765625">
            <text:p>9,8E+0</text:p>
          </table:table-cell>
          <table:table-cell office:value-type="string">
            <text:p>Dx**2/(nu Dt)</text:p>
          </table:table-cell>
          <table:table-cell table:style-name="ce3" table:formula="of:=[.D18]*[.D18]*[.D3]/([.D5]*[.D11])" office:value-type="float" office:value="48.828125">
            <text:p>4,9E+1</text:p>
          </table:table-cell>
          <table:table-cell table:style-name="ce3" table:formula="of:=[.E18]*[.E18]*[.E3]/([.E5]*[.E11])" office:value-type="float" office:value="61.03515625">
            <text:p>6,1E+1</text:p>
          </table:table-cell>
          <table:table-cell table:number-columns-repeated="1016"/>
        </table:table-row>
        <table:table-row table:style-name="ro3">
          <table:table-cell office:value-type="string">
            <text:p>Neumann g</text:p>
          </table:table-cell>
          <table:table-cell table:style-name="ce3" table:formula="of:=[.B18]*[.B18]*[.B2]/([.B4]*[.B11])" office:value-type="float" office:value="97.65625">
            <text:p>9,8E+1</text:p>
          </table:table-cell>
          <table:table-cell/>
          <table:table-cell table:style-name="ce3" table:formula="of:=[.D18]*[.D18]*[.D2]/([.D4]*[.D11])" office:value-type="float" office:value="244.140625">
            <text:p>2,4E+2</text:p>
          </table:table-cell>
          <table:table-cell table:style-name="ce3" table:formula="of:=[.E18]*[.E18]*[.E2]/([.E4]*[.E11])" office:value-type="float" office:value="305.17578125">
            <text:p>3,1E+2</text:p>
          </table:table-cell>
          <table:table-cell table:number-columns-repeated="1016"/>
        </table:table-row>
        <table:table-row table:style-name="ro3">
          <table:table-cell office:value-type="string">
            <text:p>st number g</text:p>
          </table:table-cell>
          <table:table-cell table:style-name="ce3" table:formula="of:=POWER([.B18];3)*[.B2]/([.B11]*[.B11]*[.B6])" office:value-type="float" office:value="9.2477509469697">
            <text:p>9,2E+0</text:p>
          </table:table-cell>
          <table:table-cell office:value-type="string">
            <text:p>Dx**3 rho/ (sigma dt**3)</text:p>
          </table:table-cell>
          <table:table-cell table:style-name="ce3" table:formula="of:=POWER([.D18];3)*[.D2]/([.D11]*[.D11]*[.D6])" office:value-type="float" office:value="7.62939453125">
            <text:p>7,6E+0</text:p>
          </table:table-cell>
          <table:table-cell table:style-name="ce3" table:formula="of:=POWER([.E18];3)*[.E2]/([.E11]*[.E11]*[.E6])" office:value-type="float" office:value="47.6837158203125">
            <text:p>4,8E+1</text:p>
          </table:table-cell>
          <table:table-cell table:number-columns-repeated="1016"/>
        </table:table-row>
        <table:table-row table:style-name="ro3">
          <table:table-cell office:value-type="string">
            <text:p>st number w</text:p>
          </table:table-cell>
          <table:table-cell table:style-name="ce3" table:formula="of:=POWER([.B18];3)*[.B3]/([.B11]*[.B11]*[.B6])" office:value-type="float" office:value="92.477509469697">
            <text:p>9,2E+1</text:p>
          </table:table-cell>
          <table:table-cell/>
          <table:table-cell table:style-name="ce3" table:formula="of:=POWER([.D18];3)*[.D3]/([.D11]*[.D11]*[.D6])" office:value-type="float" office:value="76.2939453125">
            <text:p>7,6E+1</text:p>
          </table:table-cell>
          <table:table-cell table:style-name="ce3" table:formula="of:=POWER([.E18];3)*[.E3]/([.E11]*[.E11]*[.E6])" office:value-type="float" office:value="476.837158203125">
            <text:p>4,8E+2</text:p>
          </table:table-cell>
          <table:table-cell table:number-columns-repeated="1016"/>
        </table:table-row>
        <table:table-row table:style-name="ro3">
          <table:table-cell office:value-type="string">
            <text:p>cflmax</text:p>
          </table:table-cell>
          <table:table-cell table:style-name="ce3" table:formula="of:=[.B13]*[.B11]/[.B18]" office:value-type="float" office:value="0.32">
            <text:p>3,2E-1</text:p>
          </table:table-cell>
          <table:table-cell/>
          <table:table-cell table:style-name="ce3" table:formula="of:=[.D13]*[.D11]/[.D18]" office:value-type="float" office:value="0.32">
            <text:p>3,2E-1</text:p>
          </table:table-cell>
          <table:table-cell table:style-name="ce3" table:formula="of:=[.E13]*[.E11]/[.E18]" office:value-type="float" office:value="0.128">
            <text:p>1,3E-1</text:p>
          </table:table-cell>
          <table:table-cell table:number-columns-repeated="1016"/>
        </table:table-row>
        <table:table-row table:style-name="ro3">
          <table:table-cell office:value-type="string">
            <text:p>MAXERROR</text:p>
          </table:table-cell>
          <table:table-cell table:style-name="ce3" table:formula="of:=0.001*[.B11]" office:value-type="float" office:value="0.00001">
            <text:p>1,0E-5</text:p>
          </table:table-cell>
          <table:table-cell/>
          <table:table-cell table:style-name="ce3" table:formula="of:=0.001*[.D11]" office:value-type="float" office:value="0.000005">
            <text:p>5,0E-6</text:p>
          </table:table-cell>
          <table:table-cell table:style-name="ce3" table:formula="of:=0.001*[.E11]" office:value-type="float" office:value="0.000001">
            <text:p>1,0E-6</text:p>
          </table:table-cell>
          <table:table-cell table:number-columns-repeated="1016"/>
        </table:table-row>
        <table:table-row table:style-name="ro3">
          <table:table-cell office:value-type="string">
            <text:p>div u max * period</text:p>
          </table:table-cell>
          <table:table-cell table:style-name="ce3" table:formula="of:=[.B24]*[.B12]/[.B11]" office:value-type="float" office:value="0.001">
            <text:p>1,0E-3</text:p>
          </table:table-cell>
          <table:table-cell/>
          <table:table-cell table:style-name="ce3" table:formula="of:=[.D24]*[.D12]/[.D11]" office:value-type="float" office:value="0.001">
            <text:p>1,0E-3</text:p>
          </table:table-cell>
          <table:table-cell table:style-name="ce3" table:formula="of:=[.E24]*[.E12]/[.E11]" office:value-type="float" office:value="0.001">
            <text:p>1,0E-3</text:p>
          </table:table-cell>
          <table:table-cell table:number-columns-repeated="1016"/>
        </table:table-row>
        <table:table-row table:style-name="ro3">
          <table:table-cell office:value-type="string">
            <text:p>Ntsteps</text:p>
          </table:table-cell>
          <table:table-cell table:formula="of:=[.B15]/[.B11]" office:value-type="float" office:value="100">
            <text:p>100</text:p>
          </table:table-cell>
          <table:table-cell/>
          <table:table-cell table:formula="of:=[.D15]/[.D11]" office:value-type="float" office:value="800">
            <text:p>800</text:p>
          </table:table-cell>
          <table:table-cell table:formula="of:=[.E15]/[.E11]" office:value-type="float" office:value="4000">
            <text:p>4000</text:p>
          </table:table-cell>
          <table:table-cell table:number-columns-repeated="1016"/>
        </table:table-row>
        <table:table-row table:style-name="ro3">
          <table:table-cell office:value-type="string">
            <text:p>Weber</text:p>
          </table:table-cell>
          <table:table-cell table:style-name="ce3" table:formula="of:=[.B2]*[.B13]*[.B13]*[.B7]/[.B6]" office:value-type="float" office:value="15.1515151515152">
            <text:p>1,5E+1</text:p>
          </table:table-cell>
          <table:table-cell/>
          <table:table-cell table:style-name="ce3" table:formula="of:=[.D2]*[.D13]*[.D13]*[.D7]/[.D6]" office:value-type="float" office:value="15">
            <text:p>1,5E+1</text:p>
          </table:table-cell>
          <table:table-cell table:style-name="ce3" table:formula="of:=[.E2]*[.E13]*[.E13]*[.E7]/[.E6]" office:value-type="float" office:value="20">
            <text:p>2,0E+1</text:p>
          </table:table-cell>
          <table:table-cell table:number-columns-repeated="1016"/>
        </table:table-row>
        <table:table-row table:style-name="ro3">
          <table:table-cell office:value-type="string">
            <text:p>radius</text:p>
          </table:table-cell>
          <table:table-cell table:style-name="ce3" office:value-type="float" office:value="0.25">
            <text:p>2,5E-1</text:p>
          </table:table-cell>
          <table:table-cell/>
          <table:table-cell table:style-name="ce3" office:value-type="float" office:value="0.15">
            <text:p>1,5E-1</text:p>
          </table:table-cell>
          <table:table-cell table:style-name="ce3" office:value-type="float" office:value="0.1">
            <text:p>1,0E-1</text:p>
          </table:table-cell>
          <table:table-cell table:number-columns-repeated="1016"/>
        </table:table-row>
        <table:table-row table:style-name="ro3">
          <table:table-cell office:value-type="string">
            <text:p>Re_l</text:p>
          </table:table-cell>
          <table:table-cell table:formula="of:=[.B13]*[.B3]*[.B7]/[.B5]" office:value-type="float" office:value="50">
            <text:p>50</text:p>
          </table:table-cell>
          <table:table-cell/>
          <table:table-cell table:formula="of:=[.D13]*[.D3]*[.D7]/[.D5]" office:value-type="float" office:value="300">
            <text:p>300</text:p>
          </table:table-cell>
          <table:table-cell table:formula="of:=[.E13]*[.E3]*[.E7]/[.E5]" office:value-type="float" office:value="200">
            <text:p>200</text:p>
          </table:table-cell>
          <table:table-cell table:number-columns-repeated="1016"/>
        </table:table-row>
        <table:table-row table:style-name="ro3">
          <table:table-cell office:value-type="string">
            <text:p>Re_g</text:p>
          </table:table-cell>
          <table:table-cell table:formula="of:=[.B13]*[.B7]*[.B2]/[.B4]" office:value-type="float" office:value="500">
            <text:p>500</text:p>
          </table:table-cell>
          <table:table-cell/>
          <table:table-cell table:formula="of:=[.D13]*[.D7]*[.D2]/[.D4]" office:value-type="float" office:value="1500">
            <text:p>1500</text:p>
          </table:table-cell>
          <table:table-cell table:formula="of:=[.E13]*[.E7]*[.E2]/[.E4]" office:value-type="float" office:value="1000">
            <text:p>1000</text:p>
          </table:table-cell>
          <table:table-cell table:number-columns-repeated="1016"/>
        </table:table-row>
        <table:table-row table:style-name="ro3" table:number-rows-repeated="1048545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scientific-number number:decimal-places="1" number:min-integer-digits="1" number:min-exponent-digits="2"/>
    </number:number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2-16T15:36:22</dc:date>
    <meta:editing-duration>P6DT2H12M30S</meta:editing-duration>
    <meta:editing-cycles>17</meta:editing-cycles>
    <meta:generator>LibreOffice/3.5$Linux_X86_64 LibreOffice_project/350m1$Build-2</meta:generator>
    <meta:document-statistic meta:table-count="3" meta:cell-count="125" meta:object-count="0"/>
  </office:meta>
</office:document-meta>
</file>